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1ecf" officeooo:paragraph-rsid="00011ecf"/>
    </style:style>
    <style:style style:name="P2" style:family="paragraph" style:parent-style-name="Standard">
      <style:text-properties officeooo:paragraph-rsid="00011ecf"/>
    </style:style>
    <style:style style:name="P3" style:family="paragraph" style:parent-style-name="Standard">
      <style:text-properties officeooo:rsid="000753fb" officeooo:paragraph-rsid="000753fb"/>
    </style:style>
    <style:style style:name="P4" style:family="paragraph" style:parent-style-name="Standard">
      <style:text-properties officeooo:rsid="000afde2" officeooo:paragraph-rsid="000afde2"/>
    </style:style>
    <style:style style:name="T1" style:family="text">
      <style:text-properties fo:background-color="#ffff00" loext:char-shading-value="0"/>
    </style:style>
    <style:style style:name="T2" style:family="text">
      <style:text-properties officeooo:rsid="00011ecf" fo:background-color="#ffff00" loext:char-shading-value="0"/>
    </style:style>
    <style:style style:name="T3" style:family="text">
      <style:text-properties officeooo:rsid="00011ecf"/>
    </style:style>
    <style:style style:name="T4" style:family="text">
      <style:text-properties officeooo:rsid="00029411"/>
    </style:style>
    <style:style style:name="T5" style:family="text">
      <style:text-properties fo:background-color="transparent" loext:char-shading-value="0"/>
    </style:style>
    <style:style style:name="T6" style:family="text">
      <style:text-properties officeooo:rsid="00060edc" fo:background-color="transparent" loext:char-shading-value="0"/>
    </style:style>
    <style:style style:name="T7" style:family="text">
      <style:text-properties officeooo:rsid="000753fb" fo:background-color="transparent" loext:char-shading-value="0"/>
    </style:style>
    <style:style style:name="T8" style:family="text">
      <style:text-properties officeooo:rsid="00095242" fo:background-color="transparent" loext:char-shading-value="0"/>
    </style:style>
    <style:style style:name="T9" style:family="text">
      <style:text-properties officeooo:rsid="000afde2"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She gazed at the magnolia wall to her left. <text:s/>Hung just to the left of an old oak wooden bookcase was a small framed picture of a sailing ship ploughing its way through an inhospitable sea. <text:s/>The image combined with the most recent news induced an overbearing sense of nausea not unlike sea sickness. <text:s/>Three faces in that one moderately sized room each with the expression that only partially revealed the analyses and conclusions of the sequence of events that had brought them to this position today.</text:p>
      <text:p text:style-name="Standard"/>
      <text:p text:style-name="Standard">Slightly unexpected in her case, she didn't fit the normal<text:span text:style-name="T1"> “acorn portfolio”</text:span>, but then again very few people did fit with statistical norms. <text:s/>He must have known her since she had been days old as she had been registered to his surgery from just after birth, but his first memory of her was when she had been two and a half. <text:s/>She had been brought into his surgery with some minor complaint . <text:s/>He couldn't remember what it had even been now, but what had stuck in his mind was the sudden transition from exceedingly shy, barely able to show her face as she hung tight to her mothers shoulder who had carried her through the door, to such natural confidence that she had been able to sing him moon river in entirety just before she left the surgery. <text:s/></text:p>
      <text:p text:style-name="Standard"/>
      <text:p text:style-name="Standard">And now she was one of the bewildered, lost, confused and terrified. <text:s/>Her mother revealed panic and anger “Who was it?”</text:p>
      <text:p text:style-name="Standard">“I don't know” the reply came from a long way away. <text:s/>She wished she'd accepted when Dr Mallory had offered to speak to her alone. <text:s/>But how could she have known what he would say. <text:s/>And anyway it had to be a mistake. “I mean, it isn't anybodies” she looked back at the doctor whose stoney gaze rested between them. <text:s/>“I know how these things work, I mean, it can't” <text:s/>she composed herself and turned to face her mother “I haven't <text:span text:style-name="T3">been</text:span> with anyone … I mean … ever, <text:span text:style-name="T3">I haven't ever been with anyone like that</text:span>” she turned away and her voice became small again.</text:p>
      <text:p text:style-name="Standard"/>
      <text:p text:style-name="P1">The mother suddenly switched her attack, “you've made a mistake, clearly <text:span text:style-name="T4">there must be a mistake with the test”</text:span></text:p>
      <text:p text:style-name="P2"><text:span text:style-name="T3">“That is what I expected, which is why I requested the second sample” he adjusted some papers lying on the desk and placed them in a folder “of course there could be other reasons for elevated oestrogen levels, but they are extremely rare, and not usually seen in girls of her age, we could conduct further tests but at this stage I would recommend assuming she is pregnant so that you can decide how you will then deal with it. <text:s/>I'm going to fill out a referal to the local t</text:span><text:span text:style-name="T2">eenage pregnancy unit </text:span><text:span text:style-name="T6"><text:s/>there will be a councillor who will get in contact with you either tomorrow or the day after. <text:s/>We will of course continue to carry out further tests and monitor her, but this will mostly conducted <text:s/>by the clinic. <text:s/></text:span><text:span text:style-name="T7">If it does turn out to be a mistake then there will be no harm done, but I'd rather be safe than sorry” He turned to a computer screen as he was talking and filled out some online form, checking boxes and submitting emails. <text:s/>He then turned to Megan and asked “Now is there anything you want to ask me Megan?”</text:span></text:p>
      <text:p text:style-name="P3"><text:span text:style-name="T5">Still stunned she held her gaze now with the wall behind the doctor, and gently shivered her head.</text:span></text:p>
      <text:p text:style-name="P3"><text:span text:style-name="T5">Turning to the mother he now said “Now other than carrying out further tests is there anything else I can do to help?”</text:span></text:p>
      <text:p text:style-name="P3"><text:span text:style-name="T5">“How will the clinic contact us”</text:span></text:p>
      <text:p text:style-name="P3"><text:span text:style-name="T5">“I expect they'll call in the morning </text:span><text:span text:style-name="T8">but sometimes they can be busy, she can I expect the counsillor to see her tomorrow and Thursday at the latest.”</text:span></text:p>
      <text:p text:style-name="P3"><text:span text:style-name="T8">“</text:span><text:span text:style-name="T9">And she'll carry out further tests?”</text:span></text:p>
      <text:p text:style-name="P3"><text:span text:style-name="T9">“No, they will be carried out by a nurse at the clinic, but the councillor will sort out the appointments.”</text:span></text:p>
      <text:p text:style-name="P3"><text:soft-page-break/><text:span text:style-name="T9">“Right thank you doctor” She stood ready to leave, “lets go Megan”</text:span></text:p>
      <text:p text:style-name="P4"><text:span text:style-name="T9">S</text:span><text:span text:style-name="T5">lowly she stood up and as her mother put her arm over her shoulder to escort her to the door, she proceeded slowly to the ex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initial-creator>P Curati</meta:initial-creator>
    <meta:creation-date>2008-11-07T18:30:05</meta:creation-date>
    <dc:date>2015-11-02T13:12:43.624068081</dc:date>
    <meta:editing-cycles>11</meta:editing-cycles>
    <meta:editing-duration>PT1H19M40S</meta:editing-duration>
    <dc:creator>Pete Curati</dc:creator>
    <meta:document-statistic meta:table-count="0" meta:image-count="0" meta:object-count="0" meta:page-count="2" meta:paragraph-count="14" meta:word-count="704" meta:character-count="3787" meta:non-whitespace-character-count="3077"/>
    <meta:user-defined meta:name="Info 1"/>
    <meta:user-defined meta:name="Info 2"/>
    <meta:user-defined meta:name="Info 3"/>
    <meta:user-defined meta:name="Info 4"/>
  </office:meta>
</office:document-meta>
</file>